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cm" svg:stroke-color="#000000" draw:marker-start-width="1.1cm" draw:marker-end-width="1.1cm" draw:fill-color="#ffffff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2" style:family="graphic" style:parent-style-name="standard">
      <style:graphic-properties svg:stroke-width="0.3cm" svg:stroke-color="#000000" draw:marker-start-width="1.1cm" draw:marker-end-width="1.1cm" draw:fill-color="#000000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3" style:family="graphic" style:parent-style-name="standard">
      <style:graphic-properties draw:stroke="solid" svg:stroke-width="0.3cm" svg:stroke-color="#000000" draw:marker-start-width="2cm" draw:marker-end-width="2cm" draw:fill-color="#ffffff" draw:textarea-horizontal-align="justify" draw:textarea-vertical-align="middle" draw:auto-grow-height="false" fo:min-height="0cm" fo:min-width="0cm" fo:padding-top="0.425cm" fo:padding-bottom="0.425cm" fo:padding-left="0.55cm" fo:padding-right="0.55cm" draw:shadow="hidden"/>
    </style:style>
    <style:style style:name="gr4" style:family="graphic" style:parent-style-name="objectwithoutfill">
      <style:graphic-properties svg:stroke-width="0.3cm" draw:marker-start-width="1.1cm" draw:marker-end-width="1.1cm" draw:fill="none" draw:textarea-vertical-align="middle" fo:padding-top="0.275cm" fo:padding-bottom="0.275cm" fo:padding-left="0.4cm" fo:padding-right="0.4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width="0.3cm" svg:stroke-color="#ff9966" draw:marker-start-width="1.1cm" draw:marker-end-width="1.1cm" draw:fill-color="#ffcc99" draw:textarea-horizontal-align="center" draw:textarea-vertical-align="middle" fo:padding-top="0.275cm" fo:padding-bottom="0.275cm" fo:padding-left="0.4cm" fo:padding-right="0.4cm"/>
    </style:style>
    <style:style style:name="gr9" style:family="graphic" style:parent-style-name="standard">
      <style:graphic-properties draw:stroke="none" draw:fill-color="#4c19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svg:stroke-width="0.4cm" svg:stroke-color="#ff9966" draw:marker-start-width="1.4cm" draw:marker-end-width="1.4cm" draw:fill="none" draw:textarea-vertical-align="middle" fo:padding-top="0.325cm" fo:padding-bottom="0.325cm" fo:padding-left="0.45cm" fo:padding-right="0.45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 draw:shadow="hidden"/>
    </style:style>
    <style:style style:name="gr14" style:family="graphic" style:parent-style-name="standard">
      <style:graphic-properties svg:stroke-width="0.3cm" svg:stroke-color="#000000" draw:marker-start-width="1.1cm" draw:marker-end-width="1.1cm" draw:fill-color="#ffffff" draw:textarea-vertical-align="middle" fo:padding-top="0.275cm" fo:padding-bottom="0.275cm" fo:padding-left="0.4cm" fo:padding-right="0.4cm"/>
    </style:style>
    <style:style style:name="gr15" style:family="graphic" style:parent-style-name="standard">
      <style:graphic-properties svg:stroke-width="0.3cm" svg:stroke-color="#000000" draw:marker-start-width="1.1cm" draw:marker-end-width="1.1cm" draw:fill-color="#ffff00" draw:textarea-horizontal-align="justify" draw:textarea-vertical-align="middle" draw:auto-grow-height="false" fo:min-height="0cm" fo:min-width="0cm" fo:padding-top="0.275cm" fo:padding-bottom="0.275cm" fo:padding-left="0.4cm" fo:padding-right="0.4cm" draw:shadow="hidden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17" style:family="graphic" style:parent-style-name="standard">
      <style:graphic-properties svg:stroke-width="0.7cm" svg:stroke-color="#000000" draw:marker-start-width="2.3cm" draw:marker-end-width="2.3cm" draw:fill="none" draw:fill-color="#ffffff" draw:textarea-horizontal-align="justify" draw:textarea-vertical-align="middle" draw:auto-grow-height="false" fo:min-height="0cm" fo:min-width="0cm" fo:padding-top="0.475cm" fo:padding-bottom="0.475cm" fo:padding-left="0.6cm" fo:padding-right="0.6cm"/>
    </style:style>
    <style:style style:name="gr18" style:family="graphic" style:parent-style-name="standard">
      <style:graphic-properties draw:stroke="none" draw:fill-color="#0066cc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draw:fill-color="#0066cc" draw:opacity="50%" draw:textarea-horizontal-align="justify" draw:textarea-vertical-align="middle" draw:auto-grow-height="false" fo:min-height="0cm" fo:min-width="0cm" draw:shadow-opacity="50%"/>
    </style:style>
    <style:style style:name="gr20" style:family="graphic" style:parent-style-name="standard">
      <style:graphic-properties draw:stroke="none" draw:fill-color="#0066cc" draw:textarea-horizontal-align="justify" draw:textarea-vertical-align="middle" draw:auto-grow-height="false" fo:min-height="0cm" fo:min-width="0cm" draw:shadow="hidden"/>
    </style:style>
    <style:style style:name="gr21" style:family="graphic" style:parent-style-name="standard">
      <style:graphic-properties draw:stroke="none" draw:fill-color="#0066cc" draw:opacity="20%" draw:textarea-horizontal-align="justify" draw:textarea-vertical-align="middle" draw:auto-grow-height="false" fo:min-height="0cm" fo:min-width="0cm" draw:shadow-opacity="20%"/>
    </style:style>
    <style:style style:name="gr22" style:family="graphic" style:parent-style-name="standard">
      <style:graphic-properties draw:stroke="none" svg:stroke-color="#000000" draw:fill="none" draw:fill-color="#ffffff" fo:min-height="2.227cm"/>
    </style:style>
    <style:style style:name="gr23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0cm" fo:min-width="0cm" draw:shadow-opacity="50%"/>
    </style:style>
    <style:style style:name="gr24" style:family="graphic" style:parent-style-name="standard">
      <style:graphic-properties draw:stroke="none" draw:fill-color="#000000" draw:opacity="50%" draw:textarea-horizontal-align="justify" draw:textarea-vertical-align="middle" draw:auto-grow-height="false" fo:min-height="0cm" fo:min-width="0cm" draw:shadow-opacity="50%"/>
    </style:style>
    <style:style style:name="gr25" style:family="graphic" style:parent-style-name="standard">
      <style:graphic-properties svg:stroke-width="0.3cm" svg:stroke-color="#000000" draw:marker-start-width="1.1cm" draw:marker-end-width="1.1cm" draw:fill-color="#ffffff" draw:textarea-horizontal-align="justify" draw:textarea-vertical-align="middle" draw:auto-grow-height="false" fo:min-height="0cm" fo:min-width="0cm" fo:padding-top="0.275cm" fo:padding-bottom="0.275cm" fo:padding-left="0.4cm" fo:padding-right="0.4cm" draw:shadow="hidden"/>
    </style:style>
    <style:style style:name="gr26" style:family="graphic" style:parent-style-name="standard">
      <style:graphic-properties svg:stroke-width="0.3cm" svg:stroke-color="#ffffff" draw:marker-start-width="1.1cm" draw:marker-end-width="1.1cm" svg:stroke-opacity="50%" draw:fill-color="#000000" draw:opacity="100%" draw:textarea-horizontal-align="justify" draw:textarea-vertical-align="middle" draw:auto-grow-height="false" fo:min-height="0cm" fo:min-width="0cm" fo:padding-top="0.275cm" fo:padding-bottom="0.275cm" fo:padding-left="0.4cm" fo:padding-right="0.4cm" draw:shadow="hidden" draw:shadow-opacity="100%"/>
    </style:style>
    <style:style style:name="gr27" style:family="graphic" style:parent-style-name="standard">
      <style:graphic-properties draw:stroke="none" draw:fill-color="#ffffff" draw:opacity="90%" draw:textarea-horizontal-align="justify" draw:textarea-vertical-align="middle" draw:auto-grow-height="false" fo:min-height="0cm" fo:min-width="0cm" draw:shadow-opacity="90%"/>
    </style:style>
    <style:style style:name="gr28" style:family="graphic" style:parent-style-name="standard">
      <style:graphic-properties draw:stroke="none" draw:fill-color="#808080" draw:textarea-horizontal-align="justify" draw:textarea-vertical-align="middle" draw:auto-grow-height="false" fo:min-height="0cm" fo:min-width="0cm" draw:shadow="hidden"/>
    </style:style>
    <style:style style:name="gr29" style:family="graphic" style:parent-style-name="standard">
      <style:graphic-properties svg:stroke-width="0.2cm" draw:marker-start-width="0.8cm" draw:marker-end-width="0.8cm" draw:fill-color="#ffffff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30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none" draw:fill-color="#e6e6e6" draw:textarea-horizontal-align="justify" draw:textarea-vertical-align="middle" draw:auto-grow-height="false" fo:min-height="0cm" fo:min-width="0cm" draw:shadow="hidden"/>
    </style:style>
    <style:style style:name="gr32" style:family="graphic" style:parent-style-name="standard">
      <style:graphic-properties svg:stroke-width="0.3cm" draw:marker-start-width="1.1cm" draw:marker-end-width="1.1cm" svg:stroke-opacity="50%" draw:fill-color="#000000" draw:opacity="50%" draw:textarea-vertical-align="middle" fo:padding-top="0.275cm" fo:padding-bottom="0.275cm" fo:padding-left="0.4cm" fo:padding-right="0.4cm" draw:shadow-opacity="50%"/>
    </style:style>
    <style:style style:name="gr33" style:family="graphic" style:parent-style-name="standard">
      <style:graphic-properties draw:stroke="solid" svg:stroke-width="0.1cm" svg:stroke-color="#000000" draw:marker-start-width="0cm" draw:marker-end-width="0cm" draw:fill-color="#ffffff" draw:textarea-horizontal-align="justify" draw:textarea-vertical-align="middle" draw:auto-grow-height="false" fo:min-height="0cm" fo:min-width="0cm" fo:padding-top="0.325cm" fo:padding-bottom="0.325cm" fo:padding-left="0.45cm" fo:padding-right="0.45cm" draw:shadow="hidden"/>
    </style:style>
    <style:style style:name="gr34" style:family="graphic" style:parent-style-name="standard">
      <style:graphic-properties svg:stroke-width="0.1cm" svg:stroke-color="#000000" draw:marker-start-width="0cm" draw:marker-end-width="0cm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5" style:family="graphic" style:parent-style-name="standard">
      <style:graphic-properties draw:fill-color="#ffffff" draw:textarea-vertical-align="middle"/>
    </style:style>
    <style:style style:name="gr36" style:family="graphic" style:parent-style-name="standard">
      <style:graphic-properties draw:fill-color="#280099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fo:min-height="0cm" fo:min-width="0cm"/>
    </style:style>
    <style:style style:name="gr38" style:family="graphic" style:parent-style-name="standard">
      <style:graphic-properties svg:stroke-width="0.1cm" svg:stroke-color="#ffffff" draw:marker-start-width="0.5cm" draw:marker-end-width="0.5cm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svg:stroke-width="0.1cm" svg:stroke-color="#333333" draw:marker-start-width="0.5cm" draw:marker-end-width="0.5cm" draw:fill-color="#ffffff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333333" draw:marker-start-width="0.5cm" draw:marker-end-width="0.5cm" draw:fill-color="#e6e6e6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3" style:family="graphic" style:parent-style-name="standard">
      <style:graphic-properties svg:stroke-width="0.1cm" svg:stroke-color="#000000" draw:marker-start-width="0.5cm" draw:marker-end-width="0.5cm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4" style:family="graphic" style:parent-style-name="standard">
      <style:graphic-properties draw:stroke="solid" svg:stroke-width="0.1cm" svg:stroke-color="#000000" draw:marker-start-width="0cm" draw:marker-end-width="0cm" draw:fill-color="#000000" draw:textarea-horizontal-align="justify" draw:textarea-vertical-align="middle" draw:auto-grow-height="false" fo:min-height="0cm" fo:min-width="0cm" fo:padding-top="0.325cm" fo:padding-bottom="0.325cm" fo:padding-left="0.45cm" fo:padding-right="0.45cm" draw:shadow="hidden"/>
    </style:style>
    <style:style style:name="gr45" style:family="graphic" style:parent-style-name="standard">
      <style:graphic-properties draw:fill="solid" draw:fill-color="#808080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7" style:family="graphic" style:parent-style-name="standard">
      <style:graphic-properties draw:stroke="none" svg:stroke-color="#000000" draw:fill="none" draw:fill-color="#ffffff" fo:min-height="1.737cm"/>
    </style:style>
    <style:style style:name="gr48" style:family="graphic" style:parent-style-name="standard">
      <style:graphic-properties svg:stroke-width="0.1cm" draw:marker-start-width="0.5cm" draw:marker-end-width="0.5cm" draw:fill-color="#ffcc99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9" style:family="graphic" style:parent-style-name="standard">
      <style:graphic-properties svg:stroke-width="0.1cm" draw:marker-start-width="0.5cm" draw:marker-end-width="0.5cm" draw:fill-color="#ffcc99" draw:textarea-horizontal-align="justify" draw:textarea-vertical-align="middle" draw:auto-grow-height="false" fo:min-height="0cm" fo:min-width="0cm" fo:padding-top="0.175cm" fo:padding-bottom="0.175cm" fo:padding-left="0.3cm" fo:padding-right="0.3cm" draw:shadow="hidden"/>
    </style:style>
    <style:style style:name="gr50" style:family="graphic" style:parent-style-name="standard">
      <style:graphic-properties svg:stroke-width="0.1cm" draw:marker-start-width="0.5cm" draw:marker-end-width="0.5cm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1" style:family="graphic" style:parent-style-name="standard">
      <style:graphic-properties svg:stroke-width="0.1cm" draw:marker-start-width="0.5cm" draw:marker-end-width="0.5cm" draw:fill-color="#e6e6e6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color="#0047ff" fo:font-family="'Andale Mono'" style:font-pitch="variable" fo:font-size="28pt" style:font-size-asian="28pt" style:font-size-complex="28pt"/>
    </style:style>
    <style:style style:name="P3" style:family="paragraph">
      <style:text-properties fo:color="#ffffff"/>
    </style:style>
    <style:style style:name="P4" style:family="paragraph">
      <style:text-properties fo:color="#000000"/>
    </style:style>
    <style:style style:name="P5" style:family="paragraph"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666666"/>
    </style:style>
    <style:style style:name="T1" style:family="text">
      <style:text-properties fo:color="#0047ff" fo:font-family="'Andale Mono'" style:font-pitch="variable" fo:font-size="28pt" style:font-size-asian="28pt" style:font-size-complex="28pt"/>
    </style:style>
    <style:style style:name="T2" style:family="text">
      <style:text-properties fo:color="#ffffff"/>
    </style:style>
    <style:style style:name="T3" style:family="text">
      <style:text-properties fo:color="#000000"/>
    </style:style>
    <style:style style:name="T4" style:family="text">
      <style:text-properties fo:color="#0000ff" style:text-underline-style="solid" style:text-underline-width="auto" style:text-underline-color="font-color"/>
    </style:style>
    <style:style style:name="T5" style:family="text">
      <style:text-properties fo:color="#000000" style:text-underline-style="none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2.775cm" svg:y="0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5.481cm" svg:y="0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標準">
        <draw:custom-shape draw:style-name="gr1" draw:text-style-name="P1" draw:layer="layout" svg:width="6.129cm" svg:height="6.395cm" svg:x="1.936cm" svg:y="1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13cm" svg:height="5.321cm" svg:x="2.944cm" svg:y="7.53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2.178cm 3.2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6.714cm 3.212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標準"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5.529cm" svg:height="6.664cm" svg:x="2.235cm" svg:y="1.054cm" svg:viewBox="0 0 5530 6665" svg:d="M5319 2809c136 332 211 700 211 1091s-75 759-211 1091c-137 333-337 630-585 878s-545 448-878 585c-332 136-700 211-1091 211s-759-75-1091-211c-333-137-630-337-878-585s-448-545-585-878c-136-332-211-700-211-1091s75-759 211-1091c108-262 255-502 433-714l263-2095 827 1323c316-122 663-188 1031-188 367 0 714 66 1030 187l826-1322 262 2092c180 212 327 454 436 717z">
          <text:p/>
        </draw:path>
      </draw:page>
      <draw:page draw:name="page5" draw:style-name="dp1" draw:master-page-name="標準">
        <draw:custom-shape draw:style-name="gr1" draw:text-style-name="P1" draw:layer="layout" svg:width="7.651cm" svg:height="7.561cm" svg:x="1.175cm" svg:y="1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989cm" svg:y1="2.215cm" svg:x2="5.012cm" svg:y2="4.712cm">
          <text:p/>
        </draw:line>
        <draw:line draw:style-name="gr4" draw:text-style-name="P1" draw:layer="layout" svg:x1="5.277cm" svg:y1="5.39cm" svg:x2="7.18cm" svg:y2="7.029cm">
          <text:p/>
        </draw:line>
      </draw:page>
      <draw:page draw:name="page6" draw:style-name="dp1" draw:master-page-name="標準">
        <draw:path draw:style-name="gr5" draw:text-style-name="P1" draw:layer="layout" svg:width="3.441cm" svg:height="4.556cm" svg:x="1.412cm" svg:y="1.563cm" svg:viewBox="0 0 3442 4557" svg:d="M1691 4406c-216 0-1650 438-1690-179s1213-4117 1790-4217 736 596 915 775 418 319 736 398c-557 1034-1535 3223-1751 3223z">
          <text:p/>
        </draw:path>
        <draw:path draw:style-name="gr5" draw:text-style-name="P1" draw:layer="layout" svg:width="3.441cm" svg:height="4.556cm" svg:x="5.152cm" svg:y="1.564cm" svg:viewBox="0 0 3442 4557" svg:d="M1751 4406c216 0 1650 438 1690-179s-1213-4117-1790-4217-736 596-915 775-418 319-736 398c557 1034 1535 3223 1751 3223z">
          <text:p/>
        </draw:path>
        <draw:custom-shape draw:style-name="gr6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6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6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標準">
        <draw:path draw:style-name="gr5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5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6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6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6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標準">
        <draw:path draw:style-name="gr5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5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6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991cm" svg:height="2.128cm" svg:x="2.52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6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6" draw:text-style-name="P1" draw:layer="layout" svg:width="1.991cm" svg:height="2.108cm" svg:x="5.4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9" draw:style-name="dp1" draw:master-page-name="標準">
        <draw:path draw:style-name="gr8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<text:p/>
        </draw:path>
        <draw:custom-shape draw:style-name="gr9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991cm" svg:height="2.128cm" svg:x="2.34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991cm" svg:height="2.108cm" svg:x="5.6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path draw:style-name="gr11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</draw:page>
      <draw:page draw:name="page10" draw:style-name="dp1" draw:master-page-name="標準">
        <draw:g>
          <draw:path draw:style-name="gr8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  <text:p/>
          </draw:path>
          <draw:custom-shape draw:style-name="gr12" draw:text-style-name="P1" draw:layer="layout" svg:width="1.991cm" svg:height="1.65cm" svg:x="2.4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1.353cm" svg:height="0.955cm" svg:x="4.317cm" svg:y="7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1" draw:text-style-name="P1" draw:layer="layout" svg:width="1.755cm" svg:height="4.48cm" svg:x="3.279cm" svg:y="4.556cm" svg:viewBox="0 0 1756 4481" svg:d="M866 0c219 258 620 490 378 1492-189 779-1437 1571-1218 2228 119 572 1233 796 1730 756">
            <text:p/>
          </draw:path>
          <draw:path draw:style-name="gr13" draw:text-style-name="P1" draw:layer="layout" svg:width="1.748cm" svg:height="1.649cm" svg:x="2.5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custom-shape draw:style-name="gr12" draw:text-style-name="P1" draw:layer="layout" svg:width="1.991cm" svg:height="1.65cm" svg:x="5.6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3" draw:text-style-name="P1" draw:layer="layout" svg:width="1.748cm" svg:height="1.649cm" svg:x="5.7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path draw:style-name="gr11" draw:text-style-name="P1" draw:layer="layout" svg:width="1.755cm" svg:height="4.48cm" svg:x="4.979cm" svg:y="4.555cm" svg:viewBox="0 0 1756 4481" svg:d="M890 0c-219 258-620 490-378 1492 189 779 1437 1571 1218 2228-119 572-1233 796-1730 756">
            <text:p/>
          </draw:path>
        </draw:g>
      </draw:page>
      <draw:page draw:name="page11" draw:style-name="dp1" draw:master-page-name="標準">
        <draw:g>
          <draw:rect draw:style-name="gr14" draw:text-style-name="P1" draw:layer="layout" svg:width="9.528cm" svg:height="6.385cm" svg:x="0.236cm" svg:y="1.808cm">
            <text:p/>
          </draw:rect>
          <draw:custom-shape draw:style-name="gr1" draw:text-style-name="P1" draw:layer="layout" svg:width="9.488cm" svg:height="3.462cm" svg:x="0.256cm" svg:y="1.807cm">
            <text:p/>
            <draw:enhanced-geometry svg:viewBox="0 0 21600 21600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" draw:text-style-name="P1" draw:layer="layout" svg:width="9.488cm" svg:height="3.462cm" svg:x="0.257cm" svg:y="1.807cm">
            <text:p/>
            <draw:enhanced-geometry svg:viewBox="0 0 21600 21600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" draw:text-style-name="P1" draw:layer="layout" svg:width="9.489cm" svg:height="2.925cm" draw:transform="rotate (3.1415926535892) translate (9.721cm 8.194cm)">
            <text:p/>
            <draw:enhanced-geometry svg:viewBox="0 0 21600 21600" draw:mirror-horizontal="true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12" draw:style-name="dp1" draw:master-page-name="標準">
        <draw:polygon draw:style-name="gr15" draw:text-style-name="P1" draw:layer="layout" svg:width="8.929cm" svg:height="7.3cm" svg:x="0.536cm" svg:y="1.548cm" svg:viewBox="0 0 8930 7301" draw:points="2128,3043 3283,0 4439,3043 4489,3043 5644,0 6800,3043 6841,3043 7885,0 8930,3044 8921,3044 8152,7301 777,7301 8,3044 0,3044 1044,0 2089,3043">
          <text:p/>
        </draw:polygon>
      </draw:page>
      <draw:page draw:name="page13" draw:style-name="dp1" draw:master-page-name="標準">
        <draw:path draw:style-name="gr16" draw:text-style-name="P1" draw:layer="layout" svg:width="8.929cm" svg:height="7.3cm" svg:x="0.536cm" svg:y="1.549cm" svg:viewBox="0 0 8930 7301" svg:d="M6810 3805l-677 2229h1354zM4465 6556l677-2973h-1354zM2110 3804l-677 2229h1354zM2128 3043l1155-3043 1156 3043h50l1155-3043 1156 3043h41l1044-3043 1045 3044h-9l-769 4257h-7375l-769-4257h-8l1044-3044 1045 3043z">
          <text:p/>
        </draw:path>
      </draw:page>
      <draw:page draw:name="page14" draw:style-name="dp1" draw:master-page-name="標準">
        <draw:g>
          <draw:rect draw:style-name="gr14" draw:text-style-name="P1" draw:layer="layout" svg:width="0.517cm" svg:height="2.378cm" svg:x="3.168cm" svg:y="4.443cm">
            <text:p/>
          </draw:rect>
          <draw:rect draw:style-name="gr14" draw:text-style-name="P1" draw:layer="layout" svg:width="0.517cm" svg:height="2.378cm" svg:x="6.269cm" svg:y="4.443cm">
            <text:p/>
          </draw:rect>
          <draw:rect draw:style-name="gr14" draw:text-style-name="P1" draw:layer="layout" svg:width="0.656cm" svg:height="2.526cm" svg:x="2.528cm" svg:y="6.403cm">
            <text:p/>
          </draw:rect>
          <draw:rect draw:style-name="gr14" draw:text-style-name="P1" draw:layer="layout" svg:width="0.656cm" svg:height="2.526cm" svg:x="6.805cm" svg:y="6.403cm">
            <text:p/>
          </draw:rect>
          <draw:custom-shape draw:style-name="gr1" draw:text-style-name="P1" draw:layer="layout" svg:width="4.961cm" svg:height="1.976cm" draw:transform="rotate (3.1415926535892) translate (7.481cm 6.403cm)">
            <text:p/>
            <draw:enhanced-geometry svg:viewBox="0 0 21600 21600" draw:glue-points="?f6 10800 10800 21600 ?f5 10800 10800 0" draw:text-areas="?f3 ?f3 ?f4 ?f4" draw:type="trapezoid" draw:modifiers="2855.622732769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14" draw:text-style-name="P1" draw:layer="layout" svg:width="3.66cm" svg:height="3.362cm" svg:x="3.165cm" svg:y="1.072cm">
            <text:p/>
          </draw:rect>
        </draw:g>
      </draw:page>
      <draw:page draw:name="page15" draw:style-name="dp1" draw:master-page-name="標準">
        <draw:g>
          <draw:rect draw:style-name="gr14" draw:text-style-name="P1" draw:layer="layout" svg:width="0.517cm" svg:height="2.378cm" svg:x="3.168cm" svg:y="4.443cm">
            <text:p/>
          </draw:rect>
          <draw:rect draw:style-name="gr14" draw:text-style-name="P1" draw:layer="layout" svg:width="0.517cm" svg:height="2.378cm" svg:x="6.269cm" svg:y="4.443cm">
            <text:p/>
          </draw:rect>
          <draw:rect draw:style-name="gr14" draw:text-style-name="P1" draw:layer="layout" svg:width="0.656cm" svg:height="2.526cm" svg:x="2.528cm" svg:y="6.403cm">
            <text:p/>
          </draw:rect>
          <draw:rect draw:style-name="gr14" draw:text-style-name="P1" draw:layer="layout" svg:width="0.656cm" svg:height="2.526cm" svg:x="6.805cm" svg:y="6.403cm">
            <text:p/>
          </draw:rect>
          <draw:custom-shape draw:style-name="gr1" draw:text-style-name="P1" draw:layer="layout" svg:width="4.961cm" svg:height="1.976cm" draw:transform="rotate (3.1415926535892) translate (7.481cm 6.403cm)">
            <text:p/>
            <draw:enhanced-geometry svg:viewBox="0 0 21600 21600" draw:glue-points="?f6 10800 10800 21600 ?f5 10800 10800 0" draw:text-areas="?f3 ?f3 ?f4 ?f4" draw:type="trapezoid" draw:modifiers="2855.622732769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14" draw:text-style-name="P1" draw:layer="layout" svg:width="3.66cm" svg:height="3.362cm" svg:x="3.165cm" svg:y="1.072cm">
            <text:p/>
          </draw:rect>
        </draw:g>
        <draw:g>
          <draw:custom-shape draw:style-name="gr1" draw:text-style-name="P1" draw:layer="layout" svg:width="3.359cm" svg:height="5.974cm" draw:transform="rotate (-0.785398163398487) translate (6.568cm 0.79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33cm" svg:height="2.558cm" draw:transform="skewX (-0.00034906585039893) rotate (2.3561944901919) translate (2.917cm 9.21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" draw:text-style-name="P1" draw:layer="layout" svg:width="1.261cm" svg:height="1.134cm" draw:transform="skewX (0.000872664625996976) rotate (2.3561944901919) translate (2.181cm 8.48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16" draw:style-name="dp1" draw:master-page-name="標準">
        <draw:custom-shape draw:style-name="gr17" draw:text-style-name="P1" draw:layer="layout" svg:width="6cm" svg:height="6cm" svg:x="2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546cm" svg:height="1.95cm" svg:x="3.727cm" svg:y="1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cm" svg:height="2cm" svg:x="4cm" svg:y="7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7" draw:style-name="dp1" draw:master-page-name="標準">
        <draw:custom-shape draw:style-name="gr18" draw:text-style-name="P1" draw:layer="layout" svg:width="8.741cm" svg:height="9.195cm" svg:x="0.63cm" svg:y="0.40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8" draw:style-name="dp1" draw:master-page-name="標準">
        <draw:custom-shape draw:style-name="gr18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9" draw:style-name="dp1" draw:master-page-name="標準">
        <draw:path draw:style-name="gr20" draw:text-style-name="P1" draw:layer="layout" svg:width="9.549cm" svg:height="9.718cm" svg:x="0.225cm" svg:y="0.14cm" svg:viewBox="0 0 9550 9719" svg:d="M605 7290c-807-1405-807-3455 0-4860 802-1395 2562-2430 4170-2430 1609 0 3366 1030 4170 2430 805 1400 808 3455 0 4860-801 1395-2561 2429-4170 2429-1608 0-3368-1034-4170-2429z">
          <text:p/>
        </draw:path>
        <draw:custom-shape draw:style-name="gr12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0" draw:style-name="dp1" draw:master-page-name="標準">
        <draw:custom-shape draw:style-name="gr18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527cm" svg:height="0.772cm" draw:transform="rotate (0.823446341090769) translate (2.648cm 4.1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2.442cm" svg:height="1.143cm" draw:transform="rotate (0.823446341090769) translate (2.911cm 4.4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2cm" svg:height="2cm" svg:x="4cm" svg:y="1.2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2.527cm" svg:height="0.772cm" draw:transform="rotate (0.823446341090769) translate (5.118cm 7.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2.442cm" svg:height="1.143cm" draw:transform="rotate (0.823446341090769) translate (5.381cm 7.4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2cm" svg:height="2cm" svg:x="4cm" svg:y="6.9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1" draw:style-name="dp1" draw:master-page-name="標準">
        <draw:path draw:style-name="gr20" draw:text-style-name="P1" draw:layer="layout" svg:width="8.339cm" svg:height="9.718cm" svg:x="0.83cm" svg:y="0.14cm" svg:viewBox="0 0 8340 9719" svg:d="M5743 5246c16 40 34 78 55 115l-1350 1456c-87-24-181-37-278-37-567 0-1000 433-1000 1000s433 1000 1000 1000 1000-433 1000-1000c0-176-42-339-116-480l1362-1470c81 19 166 30 254 30 567 0 1000-433 1000-1000s-433-1000-1000-1000c-429 0-781 248-927 614h-3146c-13-33-28-65-44-95l1265-1366c109 39 227 60 352 60 567 0 1000-433 1000-1000s-433-1000-1000-1000-1000 433-1000 1000c0 149 30 288 84 413l-1307 1410c-87-23-180-36-277-36-567 0-1000 433-1000 1000s433 1000 1000 1000c429 0 781-248 927-614zM3749 2379c-61-85-97-190-97-307 0-293 224-517 517-517s517 224 517 517-224 517-517 517c-103 0-197-28-276-76zM1669 4342c293 0 517 224 517 517s-224 517-517 517-517-224-517-517 224-517 517-517zM4169 7262c293 0 517 224 517 517s-224 517-517 517-517-224-517-517 224-517 517-517zM6669 4342c293 0 517 224 517 517s-224 517-517 517-517-224-517-517 224-517 517-517zM0 7290v-4860l4170-2430 4170 2430v4860l-4170 2429z">
          <text:p/>
        </draw:path>
      </draw:page>
      <draw:page draw:name="page22" draw:style-name="dp1" draw:master-page-name="標準">
        <draw:custom-shape draw:style-name="gr18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05cm" svg:height="0.705cm" draw:transform="rotate (0.586954227445582) translate (2.594cm 2.8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2.116cm" svg:height="1.045cm" draw:transform="rotate (0.586954227445582) translate (2.766cm 3.1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038cm" svg:height="1.005cm" draw:transform="skewX (-0.00104719755119645) rotate (0.46251225177841) translate (3.304cm 7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4.885cm" svg:height="0.709cm" draw:transform="rotate (-0.481012741850733) translate (3.032cm 3.5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846cm" svg:height="0.461cm" draw:transform="rotate (-0.481012741850733) translate (2.811cm 3.8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835cm" svg:height="1.835cm" draw:transform="rotate (-0.481012741850733) translate (1.984cm 2.1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1.836cm" svg:height="1.835cm" draw:transform="rotate (-0.481012741850733) translate (4.558cm 0.2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2.05cm" svg:height="0.705cm" draw:transform="rotate (0.586954227445582) translate (5.318cm 7.8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2.116cm" svg:height="1.045cm" draw:transform="rotate (0.586954227445582) translate (5.49cm 8.1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836cm" svg:height="1.835cm" draw:transform="rotate (-0.481012741850733) translate (4.574cm 7.2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1.835cm" svg:height="1.835cm" draw:transform="rotate (-0.481012741850733) translate (7.252cm 5.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3" draw:style-name="dp1" draw:master-page-name="標準">
        <draw:custom-shape draw:style-name="gr18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05cm" svg:height="0.705cm" draw:transform="rotate (0.586954227445582) translate (3.594cm 3.8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2.116cm" svg:height="1.045cm" draw:transform="rotate (0.586954227445582) translate (3.766cm 4.1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038cm" svg:height="1.005cm" draw:transform="skewX (-0.00104719755119645) rotate (0.46251225177841) translate (2.404cm 6.9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836cm" svg:height="1.835cm" draw:transform="rotate (-0.481012741850733) translate (5.558cm 1.2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12" draw:text-style-name="P1" draw:layer="layout" svg:width="2.05cm" svg:height="0.705cm" draw:transform="rotate (-0.424115008235729) translate (4.275cm 4.4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2.116cm" svg:height="1.045cm" draw:transform="rotate (-0.424115008235729) translate (4.104cm 4.7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2" draw:text-style-name="P1" draw:layer="layout" svg:width="2.05cm" svg:height="0.705cm" draw:transform="rotate (0.586954227445582) translate (4.318cm 7.0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2.116cm" svg:height="1.045cm" draw:transform="rotate (0.586954227445582) translate (4.49cm 7.3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836cm" svg:height="1.835cm" draw:transform="rotate (-0.481012741850733) translate (3.574cm 6.4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1.835cm" svg:height="1.835cm" draw:transform="rotate (-0.481012741850733) translate (6.252cm 4.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1.835cm" svg:height="1.835cm" draw:transform="rotate (-0.481012741850733) translate (2.984cm 3.1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4" draw:style-name="dp1" draw:master-page-name="標準">
        <draw:custom-shape draw:style-name="gr18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05cm" svg:height="0.705cm" draw:transform="rotate (0.972671992136256) translate (3.237cm 4.2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2.116cm" svg:height="1.045cm" draw:transform="rotate (0.972671992136256) translate (3.513cm 4.5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038cm" svg:height="1.005cm" draw:transform="skewX (-0.00104719755119628) rotate (0.848230016469084) translate (3.306cm 7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836cm" svg:height="1.835cm" draw:transform="rotate (-0.0952949771600589) translate (4.08cm 1.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12" draw:text-style-name="P1" draw:layer="layout" svg:width="2.05cm" svg:height="0.705cm" draw:transform="rotate (-0.0383972435450544) translate (4.095cm 4.5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2.116cm" svg:height="1.045cm" draw:transform="rotate (-0.0383972435450544) translate (4.053cm 4.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2" draw:text-style-name="P1" draw:layer="layout" svg:width="2.05cm" svg:height="0.705cm" draw:transform="rotate (0.972671992136256) translate (5.11cm 6.9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2.116cm" svg:height="1.045cm" draw:transform="rotate (0.972671992136256) translate (5.386cm 7.1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836cm" svg:height="1.835cm" draw:transform="rotate (-0.0952949771600589) translate (4.186cm 6.6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1.835cm" svg:height="1.835cm" draw:transform="rotate (-0.0952949771600589) translate (6.018cm 4.0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1.835cm" svg:height="1.835cm" draw:transform="rotate (-0.0952949771600589) translate (2.417cm 3.8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5" draw:style-name="dp1" draw:master-page-name="標準">
        <draw:custom-shape draw:style-name="gr18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1.852cm" svg:height="0.772cm" draw:transform="rotate (0.730594824884688) translate (2.957cm 4.38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4cm" svg:height="1.094cm" draw:transform="rotate (0.730594824884688) translate (2.5cm 5.304cm)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3.03cm" svg:height="0.772cm" svg:x="3.449cm" svg:y="4.6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3.269cm" svg:height="1.094cm" svg:x="3.361cm" svg:y="4.991cm">
            <text:p/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" draw:layer="layout" svg:width="2cm" svg:height="2cm" svg:x="1.8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2cm" svg:height="2cm" svg:x="4cm" svg:y="1.9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1.852cm" svg:height="0.772cm" draw:transform="rotate (0.730594824884688) translate (5.181cm 6.338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4cm" svg:height="1.094cm" draw:transform="rotate (0.730594824884688) translate (4.724cm 7.25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2cm" svg:x="6.2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2cm" svg:height="2cm" svg:x="4cm" svg:y="6.07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6" draw:style-name="dp1" draw:master-page-name="標準">
        <draw:frame draw:style-name="gr22" draw:text-style-name="P2" draw:layer="layout" svg:width="4.859cm" svg:height="2.477cm" svg:x="2.461cm" svg:y="0.999cm">
          <draw:text-box>
            <text:p text:style-name="P1"><text:span text:style-name="T1">Slite</text:span></text:p>
          </draw:text-box>
        </draw:frame>
      </draw:page>
      <draw:page draw:name="page27" draw:style-name="dp1" draw:master-page-name="標準">
        <draw:custom-shape draw:style-name="gr23" draw:text-style-name="P1" draw:layer="layout" svg:width="9cm" svg:height="9cm" svg:x="0.4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4.995cm" svg:height="4.587cm" draw:transform="rotate (-1.57079632679579) translate (7.594cm 2.50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28" draw:style-name="dp1" draw:master-page-name="標準">
        <draw:path draw:style-name="gr3" draw:text-style-name="P1" draw:layer="layout" svg:width="3.416cm" svg:height="0.998cm" svg:x="2.491cm" svg:y="7.9cm" svg:viewBox="0 0 3417 999" svg:d="M0 999c39-61 81-120 124-176 99-127 207-242 323-342 118-102 244-189 378-260s276-126 423-164c148-37 302-57 460-57 159 0 312 20 460 57 148 38 290 93 424 164 133 71 260 158 377 260 117 100 225 215 324 342 43 56 85 115 124 176z">
          <text:p/>
        </draw:path>
        <draw:custom-shape draw:style-name="gr1" draw:text-style-name="P1" draw:layer="layout" svg:width="6.129cm" svg:height="6.395cm" svg:x="1.136cm" svg:y="1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3.845cm" svg:height="1.397cm" svg:x="3.075cm" svg:y="7.501cm" svg:viewBox="0 0 3846 1398" svg:d="M0 1398c93-212 207-404 339-575 98-127 206-242 323-342 117-102 244-189 377-260 134-71 276-126 424-164 147-37 301-57 460-57 158 0 312 20 460 57 147 38 289 93 423 164s260 158 378 260c116 100 225 215 323 342 132 170 246 363 339 575z">
          <text:p/>
        </draw:path>
        <draw:custom-shape draw:style-name="gr1" draw:text-style-name="P1" draw:layer="layout" svg:width="6.129cm" svg:height="6.395cm" svg:x="1.935cm" svg:y="1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4.073cm" svg:height="1.696cm" svg:x="3.861cm" svg:y="7.202cm" svg:viewBox="0 0 4074 1697" svg:d="M0 1697c107-331 261-626 452-874 99-127 207-242 323-342 118-102 244-189 378-260s276-126 423-164c148-37 302-57 460-57 159 0 313 20 460 57 148 38 290 93 424 164s260 158 378 260c116 100 224 215 323 342 191 248 345 543 453 874z">
          <text:p/>
        </draw:path>
        <draw:custom-shape draw:style-name="gr1" draw:text-style-name="P1" draw:layer="layout" svg:width="6.129cm" svg:height="6.395cm" svg:x="2.834cm" svg:y="0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9" draw:style-name="dp1" draw:master-page-name="標準">
        <draw:g>
          <draw:custom-shape draw:style-name="gr1" draw:text-style-name="P1" draw:layer="layout" svg:width="6.109cm" svg:height="4.4cm" svg:x="1.946cm" svg:y="3.8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5" draw:text-style-name="P1" draw:layer="layout" svg:width="8.469cm" svg:height="3.08cm" svg:x="0.765cm" svg:y="1.542cm" svg:viewBox="0 0 8470 3081" svg:d="M4235 0c222 1 679 285 994 519 977 725 2286 1870 3241 2562-2823 0-5647 0-8470 0 942-684 2290-1877 3231-2562 470-342 782-520 1004-519z">
            <text:p/>
          </draw:path>
        </draw:g>
      </draw:page>
      <draw:page draw:name="page30" draw:style-name="dp1" draw:master-page-name="標準">
        <draw:path draw:style-name="gr26" draw:text-style-name="P1" draw:layer="layout" svg:width="9.817cm" svg:height="6.307cm" svg:x="0.099cm" svg:y="0.939cm" svg:viewBox="0 0 9818 6308" svg:d="M3646 0c1159 0 2081 766 2309 1840 44-3 89-5 135-5 754 0 1369 448 1605 1102 132-31 270-47 414-47 969 0 1709 740 1709 1709s-740 1709-1709 1709c-402 0-764-127-1051-346-210 90-444 139-694 139-471 0-888-175-1192-467-272 181-602 284-964 284-452 0-853-161-1153-431-309 393-790 637-1347 637-969 0-1708-740-1708-1709 0-832 545-1496 1313-1666-19-126-29-255-29-387 0-1339 1023-2362 2362-2362z">
          <text:p/>
        </draw:path>
        <draw:custom-shape draw:style-name="gr27" draw:text-style-name="P1" draw:layer="layout" svg:width="3.877cm" svg:height="3.968cm" svg:x="2.684cm" svg:y="5.161cm">
          <text:p/>
          <draw:enhanced-geometry svg:viewBox="0 0 21600 21600" draw:text-areas="?f0 ?f7 ?f2 21600" draw:type="up-arrow" draw:modifiers="12234.0136054422 6138.0092831356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31" draw:style-name="dp1" draw:master-page-name="標準">
        <draw:path draw:style-name="gr26" draw:text-style-name="P1" draw:layer="layout" svg:width="9.817cm" svg:height="7.12cm" svg:x="0.1cm" svg:y="1.438cm" svg:viewBox="0 0 9818 7121" svg:d="M3646 0c1159 0 2081 865 2309 2077 44-3 89-5 135-5 754 0 1369 505 1605 1244 132-35 270-54 414-54 969 0 1709 836 1709 1930s-740 1929-1709 1929c-402 0-764-143-1051-391-210 102-444 157-694 157-471 0-888-197-1192-527-272 204-602 321-964 321-452 0-853-182-1153-487-309 444-790 719-1347 719-969 0-1708-835-1708-1929 0-939 545-1689 1313-1881-19-142-29-288-29-437 0-1511 1023-2666 2362-2666z">
          <text:p/>
        </draw:path>
        <draw:custom-shape draw:style-name="gr27" draw:text-style-name="P1" draw:layer="layout" svg:width="3.582cm" svg:height="2.77cm" svg:x="3.138cm" svg:y="4.409cm">
          <text:p/>
          <draw:enhanced-geometry svg:viewBox="0 0 21600 21600" draw:text-areas="?f0 ?f7 ?f2 21600" draw:type="up-arrow" draw:modifiers="12234.0136054422 6138.0092831356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32" draw:style-name="dp1" draw:master-page-name="標準">
        <draw:path draw:style-name="gr28" draw:text-style-name="P1" draw:layer="layout" svg:width="10cm" svg:height="10cm" svg:x="0cm" svg:y="0cm" svg:viewBox="0 0 10001 10001" svg:d="M4132 1526v2640h-2640v1668h2640v2641h1736v-2641h2641v-1668h-2641v-2640zM1666 0h6668c833 0 1667 833 1667 1666v6668c0 833-834 1667-1667 1667h-6668c-833 0-1666-834-1666-1667v-6668c0-833 833-1666 1666-1666z">
          <text:p/>
        </draw:path>
      </draw:page>
      <draw:page draw:name="page33" draw:style-name="dp1" draw:master-page-name="標準">
        <draw:custom-shape draw:style-name="gr29" draw:text-style-name="P1" draw:layer="layout" svg:width="8.355cm" svg:height="9.377cm" svg:x="0.823cm" svg:y="0.312cm">
          <text:p/>
          <draw:enhanced-geometry svg:viewBox="0 0 21600 21600" draw:path-stretchpoint-x="10800" draw:path-stretchpoint-y="10800" draw:text-areas="?f3 ?f4 ?f5 ?f6" draw:type="round-rectangle" draw:modifiers="2117.089516515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draw:layer="layout" svg:width="6.835cm" svg:height="1.362cm" svg:x="1.583cm" svg:y="1.4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6.835cm" svg:height="1.362cm" svg:x="1.583cm" svg:y="7.3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.912cm" svg:height="1.362cm" svg:x="1.583cm" svg:y="5.3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.912cm" svg:height="1.362cm" svg:x="1.583cm" svg:y="3.392cm">
          <text:p/>
          <draw:enhanced-geometry svg:viewBox="0 0 21600 21600" draw:type="rectangle" draw:enhanced-path="M 0 0 L 21600 0 21600 21600 0 21600 0 0 Z N"/>
        </draw:custom-shape>
      </draw:page>
      <draw:page draw:name="page34" draw:style-name="dp1" draw:master-page-name="標準">
        <draw:custom-shape draw:style-name="gr29" draw:text-style-name="P1" draw:layer="layout" svg:width="2.361cm" svg:height="1.408cm" svg:x="3.82cm" svg:y="0.29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" draw:layer="layout" svg:width="8.355cm" svg:height="8.077cm" svg:x="0.823cm" svg:y="1.612cm">
          <text:p/>
          <draw:enhanced-geometry svg:viewBox="0 0 21600 21600" draw:path-stretchpoint-x="10800" draw:path-stretchpoint-y="10800" draw:text-areas="?f3 ?f4 ?f5 ?f6" draw:type="round-rectangle" draw:modifiers="2117.089516515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draw:layer="layout" svg:width="0.886cm" svg:height="0.895cm" svg:x="1.098cm" svg:y="4.2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6cm" svg:height="0.895cm" svg:x="2.257cm" svg:y="4.2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5cm" svg:height="0.895cm" svg:x="3.415cm" svg:y="4.2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6cm" svg:height="0.895cm" svg:x="4.572cm" svg:y="4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886cm" svg:height="0.895cm" svg:x="5.73cm" svg:y="4.2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6cm" svg:height="0.895cm" svg:x="6.889cm" svg:y="4.2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5cm" svg:height="0.895cm" svg:x="8.047cm" svg:y="4.2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5cm" svg:height="0.895cm" svg:x="3.415cm" svg:y="3.0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6cm" svg:height="0.895cm" svg:x="4.572cm" svg:y="3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886cm" svg:height="0.895cm" svg:x="5.73cm" svg:y="3.0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6cm" svg:height="0.895cm" svg:x="6.889cm" svg:y="3.0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5cm" svg:height="0.895cm" svg:x="8.047cm" svg:y="3.0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6cm" svg:height="0.895cm" svg:x="1.098cm" svg:y="5.4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6cm" svg:height="0.895cm" svg:x="2.257cm" svg:y="5.4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5cm" svg:height="0.895cm" svg:x="3.415cm" svg:y="5.4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6cm" svg:height="0.895cm" svg:x="4.572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886cm" svg:height="0.895cm" svg:x="5.73cm" svg:y="5.4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6cm" svg:height="0.895cm" svg:x="6.889cm" svg:y="5.4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5cm" svg:height="0.895cm" svg:x="8.047cm" svg:y="5.4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5cm" svg:height="0.895cm" svg:x="3.415cm" svg:y="3.0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6cm" svg:height="0.895cm" svg:x="4.572cm" svg:y="3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886cm" svg:height="0.895cm" svg:x="5.73cm" svg:y="3.0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6cm" svg:height="0.895cm" svg:x="6.889cm" svg:y="3.0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5cm" svg:height="0.895cm" svg:x="8.047cm" svg:y="3.0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6cm" svg:height="0.895cm" svg:x="1.098cm" svg:y="6.6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6cm" svg:height="0.895cm" svg:x="2.257cm" svg:y="6.6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5cm" svg:height="0.895cm" svg:x="3.415cm" svg:y="6.6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6cm" svg:height="0.895cm" svg:x="4.572cm" svg:y="6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886cm" svg:height="0.895cm" svg:x="5.73cm" svg:y="6.6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6cm" svg:height="0.895cm" svg:x="6.889cm" svg:y="6.6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5cm" svg:height="0.895cm" svg:x="8.047cm" svg:y="6.6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6cm" svg:height="0.895cm" svg:x="1.098cm" svg:y="7.8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6cm" svg:height="0.895cm" svg:x="2.257cm" svg:y="7.8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5cm" svg:height="0.895cm" svg:x="3.415cm" svg:y="7.8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6cm" svg:height="0.895cm" svg:x="4.572cm" svg:y="7.8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886cm" svg:height="0.895cm" svg:x="5.73cm" svg:y="7.815cm">
          <text:p/>
          <draw:enhanced-geometry svg:viewBox="0 0 21600 21600" draw:type="rectangle" draw:enhanced-path="M 0 0 L 21600 0 21600 21600 0 21600 0 0 Z N"/>
        </draw:custom-shape>
      </draw:page>
      <draw:page draw:name="page35" draw:style-name="dp1" draw:master-page-name="標準">
        <draw:path draw:style-name="gr31" draw:text-style-name="P1" draw:layer="layout" svg:width="8.741cm" svg:height="8.741cm" svg:x="0.628cm" svg:y="0.629cm" svg:viewBox="0 0 8742 8742" svg:d="M5947 1304l521-521c124-125 373-124 497 0l996 996c124 124 125 373 0 497l-521 522c81 164 150 337 205 517h746c176 0 351 176 351 352v1408c0 176-175 352-351 352h-747c-55 180-124 353-206 518l522 522c125 124 124 373 0 497l-996 996c-124 124-373 125-497 0l-522-522c-165 82-337 150-517 205v747c0 176-176 352-352 352h-1408c-176 0-352-176-352-352v-746c-180-55-353-124-517-205l-522 522c-125 124-374 124-498 0l-996-996c-124-124-124-373 0-498l522-521c-82-165-151-339-206-519h-747c-176 0-352-176-352-352v-1408c0-176 176-352 352-352h746c55-180 124-353 206-518l-522-521c-124-125-124-374 0-498l996-996c124-124 373-124 498 0l521 521c165-82 338-151 519-206v-746c0-176 176-351 352-351h1408c176 0 352 175 352 351v747c180 55 354 124 519 206zM4371 2656c-972 0-1714 742-1714 1714s742 1714 1714 1714 1714-742 1714-1714-742-1714-1714-1714z">
          <text:p/>
        </draw:path>
      </draw:page>
      <draw:page draw:name="page36" draw:style-name="dp1" draw:master-page-name="標準">
        <draw:ellipse draw:style-name="gr32" draw:text-style-name="P1" draw:layer="layout" svg:width="6.003cm" svg:height="6.153cm" svg:x="1.944cm" svg:y="0.227cm">
          <text:p/>
        </draw:ellipse>
        <draw:ellipse draw:style-name="gr32" draw:text-style-name="P1" draw:layer="layout" svg:width="6.003cm" svg:height="6.153cm" svg:x="0.22cm" svg:y="3.579cm">
          <text:p/>
        </draw:ellipse>
        <draw:ellipse draw:style-name="gr32" draw:text-style-name="P1" draw:layer="layout" svg:width="6.003cm" svg:height="6.153cm" svg:x="3.774cm" svg:y="3.603cm">
          <text:p/>
        </draw:ellipse>
        <draw:g>
          <draw:path draw:style-name="gr33" draw:text-style-name="P1" draw:layer="layout" svg:width="0.863cm" svg:height="0.329cm" svg:x="1.666cm" svg:y="7.407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4" draw:text-style-name="P1" draw:layer="layout" svg:width="1.3cm" svg:height="1.245cm" svg:x="1.448cm" svg:y="6.1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33" draw:text-style-name="P1" draw:layer="layout" svg:width="0.863cm" svg:height="0.329cm" svg:x="3.324cm" svg:y="2.598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4" draw:text-style-name="P1" draw:layer="layout" svg:width="1.3cm" svg:height="1.245cm" svg:x="3.106cm" svg:y="1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33" draw:text-style-name="P1" draw:layer="layout" svg:width="0.863cm" svg:height="0.329cm" svg:x="5.639cm" svg:y="2.575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4" draw:text-style-name="P1" draw:layer="layout" svg:width="1.3cm" svg:height="1.245cm" svg:x="5.421cm" svg:y="1.3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33" draw:text-style-name="P1" draw:layer="layout" svg:width="0.863cm" svg:height="0.329cm" svg:x="8.092cm" svg:y="6.613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4" draw:text-style-name="P1" draw:layer="layout" svg:width="1.3cm" svg:height="1.245cm" svg:x="7.874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33" draw:text-style-name="P1" draw:layer="layout" svg:width="0.863cm" svg:height="0.329cm" svg:x="4.64cm" svg:y="8.047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4" draw:text-style-name="P1" draw:layer="layout" svg:width="1.3cm" svg:height="1.245cm" svg:x="4.422cm" svg:y="6.8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33" draw:text-style-name="P1" draw:layer="layout" svg:width="0.863cm" svg:height="0.329cm" svg:x="4.573cm" svg:y="5.867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4" draw:text-style-name="P1" draw:layer="layout" svg:width="1.3cm" svg:height="1.245cm" svg:x="4.355cm" svg:y="4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33" draw:text-style-name="P1" draw:layer="layout" svg:width="0.863cm" svg:height="0.329cm" svg:x="6.82cm" svg:y="8.588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4" draw:text-style-name="P1" draw:layer="layout" svg:width="1.3cm" svg:height="1.245cm" svg:x="6.602cm" svg:y="7.3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5" draw:text-style-name="P1" draw:layer="layout" svg:width="0.999cm" svg:height="1.272cm" svg:x="0.954cm" svg:y="4.836cm">
            <text:p/>
          </draw:rect>
          <draw:rect draw:style-name="gr35" draw:text-style-name="P1" draw:layer="layout" svg:width="0.999cm" svg:height="1.272cm" svg:x="0.954cm" svg:y="4.836cm">
            <text:p/>
          </draw:rect>
          <draw:rect draw:style-name="gr36" draw:text-style-name="P1" draw:layer="layout" svg:width="0.999cm" svg:height="0.365cm" svg:x="0.954cm" svg:y="4.836cm">
            <text:p/>
          </draw:rect>
          <draw:g>
            <draw:path draw:style-name="gr33" draw:text-style-name="P1" draw:layer="layout" svg:width="0.074cm" svg:height="0.028cm" svg:x="1.388cm" svg:y="5.229cm" svg:viewBox="0 0 75 29" svg:d="M0 29c2-5 5-11 8-15 2-2 4-4 6-6 2-1 5-3 7-4 3-1 5-2 8-3s5-1 8-1 6 0 9 1 5 2 8 3c2 1 4 3 7 4 2 2 4 4 5 6 4 4 7 10 9 15z">
              <text:p/>
            </draw:path>
            <draw:custom-shape draw:style-name="gr34" draw:text-style-name="P1" draw:layer="layout" svg:width="0.112cm" svg:height="0.11cm" svg:x="1.37cm" svg:y="5.1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7" draw:text-style-name="P3" draw:layer="layout" svg:width="0.436cm" svg:height="0.131cm" svg:x="0.954cm" svg:y="4.967cm">
            <draw:text-box>
              <text:p><text:span text:style-name="T2">Dairy Report</text:span></text:p>
            </draw:text-box>
          </draw:frame>
          <draw:custom-shape draw:style-name="gr38" draw:text-style-name="P1" draw:layer="layout" svg:width="0.218cm" svg:height="0.219cm" svg:x="1.001cm" svg:y="5.285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7" draw:text-style-name="P4" draw:layer="layout" svg:width="0.7cm" svg:height="0.233cm" svg:x="1.243cm" svg:y="5.296cm">
            <draw:text-box>
              <text:p><text:span text:style-name="T3">You can write report with</text:span></text:p>
              <text:p><text:span text:style-name="T3">MARDDOWN.</text:span></text:p>
              <text:p><text:span text:style-name="T3">So, you can report rich</text:span></text:p>
            </draw:text-box>
          </draw:frame>
          <draw:frame draw:style-name="gr37" draw:text-style-name="P4" draw:layer="layout" svg:width="0.699cm" svg:height="0.188cm" svg:x="0.986cm" svg:y="5.523cm">
            <draw:text-box>
              <text:p><text:span text:style-name="T3">and good maintainability document.</text:span></text:p>
              <text:p><text:span text:style-name="T3"/></text:p>
            </draw:text-box>
          </draw:frame>
          <draw:frame draw:style-name="gr37" draw:text-style-name="P4" draw:layer="layout" svg:width="0.921cm" svg:height="0.162cm" svg:x="0.986cm" svg:y="5.925cm">
            <draw:text-box>
              <text:p><text:span text:style-name="T3">Ofcource, you can send report to who joins group</text:span></text:p>
              <text:p><text:span text:style-name="T3">Only</text:span></text:p>
            </draw:text-box>
          </draw:frame>
          <draw:custom-shape draw:style-name="gr39" draw:text-style-name="P1" draw:layer="layout" svg:width="0.213cm" svg:height="0.068cm" svg:x="1.05cm" svg:y="5.64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1.05cm" svg:y="5.70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8cm" svg:x="1.05cm" svg:y="5.64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1.05cm" svg:y="5.70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8cm" svg:x="1.05cm" svg:y="5.77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1.05cm" svg:y="5.83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2cm" svg:height="0.068cm" svg:x="1.257cm" svg:y="5.64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1.256cm" svg:y="5.70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8cm" svg:x="1.257cm" svg:y="5.64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2cm" svg:height="0.069cm" svg:x="1.257cm" svg:y="5.70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2cm" svg:height="0.068cm" svg:x="1.257cm" svg:y="5.77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2cm" svg:height="0.069cm" svg:x="1.257cm" svg:y="5.83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8cm" svg:x="1.47cm" svg:y="5.64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1.47cm" svg:y="5.70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8cm" svg:x="1.47cm" svg:y="5.64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1.47cm" svg:y="5.70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8cm" svg:x="1.47cm" svg:y="5.77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1.47cm" svg:y="5.831cm">
            <text:p/>
            <draw:enhanced-geometry svg:viewBox="0 0 21600 21600" draw:type="rectangle" draw:enhanced-path="M 0 0 L 21600 0 21600 21600 0 21600 0 0 Z N"/>
          </draw:custom-shape>
        </draw:g>
        <draw:g>
          <draw:rect draw:style-name="gr5" draw:text-style-name="P1" draw:layer="layout" svg:width="0.999cm" svg:height="1.272cm" svg:x="0.409cm" svg:y="1.543cm">
            <text:p/>
          </draw:rect>
          <draw:rect draw:style-name="gr35" draw:text-style-name="P1" draw:layer="layout" svg:width="0.999cm" svg:height="1.272cm" svg:x="0.409cm" svg:y="1.543cm">
            <text:p/>
          </draw:rect>
          <draw:rect draw:style-name="gr36" draw:text-style-name="P1" draw:layer="layout" svg:width="0.999cm" svg:height="0.365cm" svg:x="0.409cm" svg:y="1.543cm">
            <text:p/>
          </draw:rect>
          <draw:g>
            <draw:path draw:style-name="gr33" draw:text-style-name="P1" draw:layer="layout" svg:width="0.074cm" svg:height="0.028cm" svg:x="0.843cm" svg:y="1.936cm" svg:viewBox="0 0 75 29" svg:d="M0 29c2-5 5-11 8-15 2-2 4-4 6-6 2-1 5-3 7-4 3-1 5-2 8-3s5-1 8-1 6 0 9 1 5 2 8 3c2 1 4 3 7 4 2 2 4 4 5 6 4 4 7 10 9 15z">
              <text:p/>
            </draw:path>
            <draw:custom-shape draw:style-name="gr34" draw:text-style-name="P1" draw:layer="layout" svg:width="0.112cm" svg:height="0.11cm" svg:x="0.825cm" svg:y="1.8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7" draw:text-style-name="P3" draw:layer="layout" svg:width="0.436cm" svg:height="0.131cm" svg:x="0.409cm" svg:y="1.674cm">
            <draw:text-box>
              <text:p><text:span text:style-name="T2">Dairy Report</text:span></text:p>
            </draw:text-box>
          </draw:frame>
          <draw:custom-shape draw:style-name="gr38" draw:text-style-name="P1" draw:layer="layout" svg:width="0.218cm" svg:height="0.219cm" svg:x="0.456cm" svg:y="1.992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7" draw:text-style-name="P4" draw:layer="layout" svg:width="0.7cm" svg:height="0.233cm" svg:x="0.698cm" svg:y="2.003cm">
            <draw:text-box>
              <text:p><text:span text:style-name="T3">You can write report with</text:span></text:p>
              <text:p><text:span text:style-name="T3">MARDDOWN.</text:span></text:p>
              <text:p><text:span text:style-name="T3">So, you can report rich</text:span></text:p>
            </draw:text-box>
          </draw:frame>
          <draw:frame draw:style-name="gr37" draw:text-style-name="P4" draw:layer="layout" svg:width="0.699cm" svg:height="0.188cm" svg:x="0.441cm" svg:y="2.23cm">
            <draw:text-box>
              <text:p><text:span text:style-name="T3">and good maintainability document.</text:span></text:p>
              <text:p><text:span text:style-name="T3"/></text:p>
            </draw:text-box>
          </draw:frame>
          <draw:frame draw:style-name="gr37" draw:text-style-name="P4" draw:layer="layout" svg:width="0.921cm" svg:height="0.162cm" svg:x="0.441cm" svg:y="2.632cm">
            <draw:text-box>
              <text:p><text:span text:style-name="T3">Ofcource, you can send report to who joins group</text:span></text:p>
              <text:p><text:span text:style-name="T3">Only</text:span></text:p>
            </draw:text-box>
          </draw:frame>
          <draw:custom-shape draw:style-name="gr39" draw:text-style-name="P1" draw:layer="layout" svg:width="0.213cm" svg:height="0.068cm" svg:x="0.505cm" svg:y="2.35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0.505cm" svg:y="2.41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8cm" svg:x="0.505cm" svg:y="2.35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0.505cm" svg:y="2.41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8cm" svg:x="0.505cm" svg:y="2.47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0.505cm" svg:y="2.53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2cm" svg:height="0.068cm" svg:x="0.712cm" svg:y="2.35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0.711cm" svg:y="2.41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8cm" svg:x="0.712cm" svg:y="2.35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2cm" svg:height="0.069cm" svg:x="0.712cm" svg:y="2.41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2cm" svg:height="0.068cm" svg:x="0.712cm" svg:y="2.47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2cm" svg:height="0.069cm" svg:x="0.712cm" svg:y="2.53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8cm" svg:x="0.925cm" svg:y="2.35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0.925cm" svg:y="2.41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8cm" svg:x="0.925cm" svg:y="2.35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0.925cm" svg:y="2.41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8cm" svg:x="0.925cm" svg:y="2.47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0.925cm" svg:y="2.538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33" draw:text-style-name="P1" draw:layer="layout" svg:width="0.863cm" svg:height="0.329cm" svg:x="8.59cm" svg:y="1.78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4" draw:text-style-name="P1" draw:layer="layout" svg:width="1.3cm" svg:height="1.245cm" svg:x="8.372cm" svg:y="0.5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5" draw:text-style-name="P1" draw:layer="layout" svg:width="0.999cm" svg:height="1.272cm" svg:x="6.744cm" svg:y="5.858cm">
            <text:p/>
          </draw:rect>
          <draw:rect draw:style-name="gr35" draw:text-style-name="P1" draw:layer="layout" svg:width="0.999cm" svg:height="1.272cm" svg:x="6.744cm" svg:y="5.858cm">
            <text:p/>
          </draw:rect>
          <draw:rect draw:style-name="gr36" draw:text-style-name="P1" draw:layer="layout" svg:width="0.999cm" svg:height="0.365cm" svg:x="6.744cm" svg:y="5.858cm">
            <text:p/>
          </draw:rect>
          <draw:g>
            <draw:path draw:style-name="gr33" draw:text-style-name="P1" draw:layer="layout" svg:width="0.074cm" svg:height="0.028cm" svg:x="7.178cm" svg:y="6.251cm" svg:viewBox="0 0 75 29" svg:d="M0 29c2-5 5-11 8-15 2-2 4-4 6-6 2-1 5-3 7-4 3-1 5-2 8-3s5-1 8-1 6 0 9 1 5 2 8 3c2 1 4 3 7 4 2 2 4 4 5 6 4 4 7 10 9 15z">
              <text:p/>
            </draw:path>
            <draw:custom-shape draw:style-name="gr34" draw:text-style-name="P1" draw:layer="layout" svg:width="0.112cm" svg:height="0.11cm" svg:x="7.16cm" svg:y="6.1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7" draw:text-style-name="P3" draw:layer="layout" svg:width="0.436cm" svg:height="0.131cm" svg:x="6.744cm" svg:y="5.989cm">
            <draw:text-box>
              <text:p><text:span text:style-name="T2">Dairy Report</text:span></text:p>
            </draw:text-box>
          </draw:frame>
          <draw:custom-shape draw:style-name="gr38" draw:text-style-name="P1" draw:layer="layout" svg:width="0.218cm" svg:height="0.219cm" svg:x="6.791cm" svg:y="6.30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7" draw:text-style-name="P4" draw:layer="layout" svg:width="0.7cm" svg:height="0.233cm" svg:x="7.033cm" svg:y="6.318cm">
            <draw:text-box>
              <text:p><text:span text:style-name="T3">You can write report with</text:span></text:p>
              <text:p><text:span text:style-name="T3">MARDDOWN.</text:span></text:p>
              <text:p><text:span text:style-name="T3">So, you can report rich</text:span></text:p>
            </draw:text-box>
          </draw:frame>
          <draw:frame draw:style-name="gr37" draw:text-style-name="P4" draw:layer="layout" svg:width="0.699cm" svg:height="0.188cm" svg:x="6.776cm" svg:y="6.545cm">
            <draw:text-box>
              <text:p><text:span text:style-name="T3">and good maintainability document.</text:span></text:p>
              <text:p><text:span text:style-name="T3"/></text:p>
            </draw:text-box>
          </draw:frame>
          <draw:frame draw:style-name="gr37" draw:text-style-name="P4" draw:layer="layout" svg:width="0.921cm" svg:height="0.162cm" svg:x="6.776cm" svg:y="6.947cm">
            <draw:text-box>
              <text:p><text:span text:style-name="T3">Ofcource, you can send report to who joins group</text:span></text:p>
              <text:p><text:span text:style-name="T3">Only</text:span></text:p>
            </draw:text-box>
          </draw:frame>
          <draw:custom-shape draw:style-name="gr39" draw:text-style-name="P1" draw:layer="layout" svg:width="0.213cm" svg:height="0.068cm" svg:x="6.84cm" svg:y="6.66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6.84cm" svg:y="6.72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8cm" svg:x="6.84cm" svg:y="6.66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6.84cm" svg:y="6.72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8cm" svg:x="6.84cm" svg:y="6.79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6.84cm" svg:y="6.85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2cm" svg:height="0.068cm" svg:x="7.047cm" svg:y="6.66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7.046cm" svg:y="6.72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8cm" svg:x="7.047cm" svg:y="6.66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2cm" svg:height="0.069cm" svg:x="7.047cm" svg:y="6.72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2cm" svg:height="0.068cm" svg:x="7.047cm" svg:y="6.79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2cm" svg:height="0.069cm" svg:x="7.047cm" svg:y="6.85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8cm" svg:x="7.26cm" svg:y="6.66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7.26cm" svg:y="6.72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8cm" svg:x="7.26cm" svg:y="6.66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7.26cm" svg:y="6.72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8cm" svg:x="7.26cm" svg:y="6.79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7.26cm" svg:y="6.853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37" draw:style-name="dp1" draw:master-page-name="標準">
        <draw:rect draw:style-name="gr40" draw:text-style-name="P1" draw:layer="layout" svg:width="8.219cm" svg:height="1.66cm" svg:x="0.954cm" svg:y="0.876cm">
          <text:p/>
        </draw:rect>
        <draw:rect draw:style-name="gr41" draw:text-style-name="P1" draw:layer="layout" svg:width="8.219cm" svg:height="1.66cm" svg:x="0.955cm" svg:y="2.537cm">
          <text:p/>
        </draw:rect>
        <draw:rect draw:style-name="gr40" draw:text-style-name="P1" draw:layer="layout" svg:width="8.219cm" svg:height="2.867cm" svg:x="0.956cm" svg:y="4.192cm">
          <text:p/>
        </draw:rect>
        <draw:rect draw:style-name="gr41" draw:text-style-name="P1" draw:layer="layout" svg:width="8.219cm" svg:height="1.66cm" svg:x="0.957cm" svg:y="7.06cm">
          <text:p/>
        </draw:rect>
        <draw:g>
          <draw:path draw:style-name="gr33" draw:text-style-name="P1" draw:layer="layout" svg:width="0.666cm" svg:height="0.246cm" svg:x="1.321cm" svg:y="2.1cm" svg:viewBox="0 0 667 247" svg:d="M0 247c18-48 43-91 74-127 16-19 34-35 53-50s40-28 62-38 45-18 69-24c24-5 50-8 76-8s51 3 75 8c24 6 47 14 69 24s43 23 62 38 37 31 53 50c31 36 57 79 74 127z">
            <text:p/>
          </draw:path>
          <draw:custom-shape draw:style-name="gr34" draw:text-style-name="P1" draw:layer="layout" svg:width="1.004cm" svg:height="0.93cm" svg:x="1.153cm" svg:y="1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2" draw:text-style-name="P1" draw:layer="layout" svg:width="0.749cm" svg:height="0.669cm" svg:x="1.286cm" svg:y="3.0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33cm" svg:height="0.33cm" svg:x="1.342cm" svg:y="2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33cm" svg:height="0.328cm" svg:x="1.73cm" svg:y="2.8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44" draw:text-style-name="P1" draw:layer="layout" svg:width="0.536cm" svg:height="0.192cm" svg:x="1.392cm" svg:y="3.767cm" svg:viewBox="0 0 537 193" svg:d="M0 193c14-38 34-71 60-99 13-15 27-28 42-39 16-12 32-22 50-30s37-14 56-19c19-4 40-6 61-6s41 2 60 6c20 5 39 11 56 19 18 8 35 18 50 30 15 11 30 24 43 39 25 28 45 61 59 99z">
            <text:p/>
          </draw:path>
        </draw:g>
        <draw:g>
          <draw:path draw:style-name="gr33" draw:text-style-name="P1" draw:layer="layout" svg:width="0.875cm" svg:height="0.939cm" svg:x="1.236cm" svg:y="4.465cm" svg:viewBox="0 0 876 940" svg:d="M843 396c21 47 33 99 33 154s-12 107-33 154c-22 47-54 89-93 124s-86 63-139 82-111 30-173 30-120-11-173-30-100-47-139-82-71-77-93-124c-21-47-33-99-33-154s12-107 33-154c18-37 41-71 69-101l42-295 131 187c50-18 105-27 163-27s113 9 163 26l131-186 42 295c28 30 51 64 69 101z">
            <text:p/>
          </draw:path>
          <draw:path draw:style-name="gr44" draw:text-style-name="P1" draw:layer="layout" svg:width="0.666cm" svg:height="0.246cm" svg:x="1.34cm" svg:y="5.44cm" svg:viewBox="0 0 667 247" svg:d="M0 247c18-48 43-91 74-127 16-19 34-35 53-50s40-28 62-38 45-18 69-24c24-5 50-8 76-8s51 3 75 8c24 6 47 14 69 24s43 23 62 38 37 31 53 50c31 36 57 79 74 127z">
            <text:p/>
          </draw:path>
        </draw:g>
        <draw:g>
          <draw:path draw:style-name="gr33" draw:text-style-name="P1" draw:layer="layout" svg:width="0.666cm" svg:height="0.246cm" svg:x="1.299cm" svg:y="8.231cm" svg:viewBox="0 0 667 247" svg:d="M0 247c18-48 43-91 74-127 16-19 34-35 53-50s40-28 62-38 45-18 69-24c24-5 50-8 76-8s51 3 75 8c24 6 47 14 69 24s43 23 62 38 37 31 53 50c31 36 57 79 74 127z">
            <text:p/>
          </draw:path>
          <draw:custom-shape draw:style-name="gr34" draw:text-style-name="P1" draw:layer="layout" svg:width="1.004cm" svg:height="0.93cm" svg:x="1.131cm" svg:y="7.3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5" draw:text-style-name="P1" draw:layer="layout" svg:width="1.249cm" svg:height="1.635cm" svg:x="7.85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layer="layout" svg:width="2.997cm" svg:height="0.962cm" svg:x="2.352cm" svg:y="1.322cm">
          <draw:text-box>
            <text:p>Check <text:span text:style-name="T4">it</text:span><text:span text:style-name="T5">.</text:span></text:p>
          </draw:text-box>
        </draw:frame>
        <draw:frame draw:style-name="gr47" draw:text-style-name="P5" draw:layer="layout" svg:width="3.878cm" svg:height="1.987cm" svg:x="2.343cm" svg:y="2.875cm">
          <draw:text-box>
            <text:p><text:span text:style-name="T6">OK.</text:span></text:p>
          </draw:text-box>
        </draw:frame>
        <draw:custom-shape draw:style-name="gr48" draw:text-style-name="P1" draw:layer="layout" svg:width="0.499cm" svg:height="0.813cm" draw:transform="rotate (-0.178721715405372) translate (2.74cm 4.63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49" draw:text-style-name="P1" draw:layer="layout" svg:width="1.271cm" svg:height="1.18cm" svg:x="2.565cm" svg:y="5.281cm" svg:viewBox="0 0 1272 1181" svg:d="M1218 17c26 0 54 23 54 47v189c0 23-28 47-54 47h-553v10h553c26 0 54 24 54 47v189c0 24-28 48-54 48h-553v10h553c26 0 54 23 54 47v189c0 23-28 47-54 47h-553v11h553c26 0 54 23 54 47v188c0 24-28 48-54 48h-1165c-26 0-53-24-53-48v-188c0-2 0-3 0-5s0-4 0-6v-94-189-105-189-104-156-33c0-24 26-47 53-47 17-11 37-17 57-17h444c20 0 40 6 58 17z">
          <text:p/>
        </draw:path>
        <draw:frame draw:style-name="gr46" draw:layer="layout" svg:width="2.997cm" svg:height="0.962cm" svg:x="2.399cm" svg:y="7.543cm">
          <draw:text-box>
            <text:p>Thx!</text:p>
          </draw:text-box>
        </draw:frame>
        <draw:custom-shape draw:style-name="gr50" draw:text-style-name="P6" draw:layer="layout" svg:width="6.698cm" svg:height="1.634cm" svg:x="0.977cm" svg:y="8.093cm">
          <text:p text:style-name="P6">Awesome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7" draw:layer="layout" svg:width="2.498cm" svg:height="0.885cm" svg:x="5.381cm" svg:y="0.523cm">
          <text:p text:style-name="P6"><text:span text:style-name="T7">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" draw:layer="layout" svg:width="1.249cm" svg:height="1.635cm" svg:x="7.85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" draw:layer="layout" svg:width="0.591cm" svg:height="0.908cm" svg:x="7.992cm" svg:y="0.5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8" draw:style-name="dp1" draw:master-page-name="標準">
        <draw:g>
          <draw:rect draw:style-name="gr5" draw:text-style-name="P1" draw:layer="layout" svg:width="4.473cm" svg:height="5.54cm" svg:x="0.672cm" svg:y="1.635cm">
            <text:p/>
          </draw:rect>
          <draw:rect draw:style-name="gr35" draw:text-style-name="P1" draw:layer="layout" svg:width="4.473cm" svg:height="5.54cm" svg:x="0.673cm" svg:y="1.635cm">
            <text:p/>
          </draw:rect>
          <draw:rect draw:style-name="gr36" draw:text-style-name="P1" draw:layer="layout" svg:width="4.473cm" svg:height="1.589cm" svg:x="0.672cm" svg:y="1.635cm">
            <text:p/>
          </draw:rect>
          <draw:g>
            <draw:path draw:style-name="gr33" draw:text-style-name="P1" draw:layer="layout" svg:width="0.334cm" svg:height="0.126cm" svg:x="2.617cm" svg:y="3.347cm" svg:viewBox="0 0 335 127" svg:d="M0 127c9-25 21-47 37-65 8-10 17-18 27-26 9-8 20-14 31-19 11-6 23-10 35-13s24-4 37-4 26 1 38 4 24 7 35 13c11 5 21 11 31 19s19 16 27 26c15 18 28 40 37 65z">
              <text:p/>
            </draw:path>
            <draw:custom-shape draw:style-name="gr34" draw:text-style-name="P1" draw:layer="layout" svg:width="0.504cm" svg:height="0.479cm" svg:x="2.533cm" svg:y="2.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7" draw:text-style-name="P3" draw:layer="layout" svg:width="1.953cm" svg:height="0.568cm" svg:x="0.672cm" svg:y="2.207cm">
            <draw:text-box>
              <text:p><text:span text:style-name="T2">Dairy Report</text:span></text:p>
            </draw:text-box>
          </draw:frame>
          <draw:custom-shape draw:style-name="gr38" draw:text-style-name="P1" draw:layer="layout" svg:width="0.976cm" svg:height="0.953cm" svg:x="0.881cm" svg:y="3.592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7" draw:text-style-name="P4" draw:layer="layout" svg:width="3.133cm" svg:height="1.018cm" svg:x="1.967cm" svg:y="3.637cm">
            <draw:text-box>
              <text:p><text:span text:style-name="T3">You can write report with</text:span></text:p>
              <text:p><text:span text:style-name="T3">MARDDOWN.</text:span></text:p>
              <text:p><text:span text:style-name="T3">So, you can report rich</text:span></text:p>
            </draw:text-box>
          </draw:frame>
          <draw:frame draw:style-name="gr37" draw:text-style-name="P4" draw:layer="layout" svg:width="3.133cm" svg:height="0.818cm" svg:x="0.814cm" svg:y="4.627cm">
            <draw:text-box>
              <text:p><text:span text:style-name="T3">and good maintainability document.</text:span></text:p>
              <text:p><text:span text:style-name="T3"/></text:p>
            </draw:text-box>
          </draw:frame>
          <draw:frame draw:style-name="gr37" draw:text-style-name="P4" draw:layer="layout" svg:width="4.126cm" svg:height="0.705cm" svg:x="0.815cm" svg:y="6.38cm">
            <draw:text-box>
              <text:p><text:span text:style-name="T3">Ofcource, you can send report to who joins group</text:span></text:p>
              <text:p><text:span text:style-name="T3">Only</text:span></text:p>
            </draw:text-box>
          </draw:frame>
          <draw:custom-shape draw:style-name="gr39" draw:text-style-name="P1" draw:layer="layout" svg:width="0.953cm" svg:height="0.298cm" svg:x="1.103cm" svg:y="5.15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1.102cm" svg:y="5.4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1.103cm" svg:y="5.15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1.103cm" svg:y="5.4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1.103cm" svg:y="5.70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1.103cm" svg:y="5.96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2.027cm" svg:y="5.15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2.026cm" svg:y="5.4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2.027cm" svg:y="5.15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2.027cm" svg:y="5.4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2.027cm" svg:y="5.70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2.027cm" svg:y="5.96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2.982cm" svg:y="5.15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2.981cm" svg:y="5.4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2.982cm" svg:y="5.15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2.982cm" svg:y="5.4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2.982cm" svg:y="5.70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2.982cm" svg:y="5.969cm">
            <text:p/>
            <draw:enhanced-geometry svg:viewBox="0 0 21600 21600" draw:type="rectangle" draw:enhanced-path="M 0 0 L 21600 0 21600 21600 0 21600 0 0 Z N"/>
          </draw:custom-shape>
        </draw:g>
        <draw:g>
          <draw:rect draw:style-name="gr5" draw:text-style-name="P1" draw:layer="layout" svg:width="4.473cm" svg:height="5.54cm" svg:x="0.672cm" svg:y="1.272cm">
            <text:p/>
          </draw:rect>
          <draw:rect draw:style-name="gr35" draw:text-style-name="P1" draw:layer="layout" svg:width="4.473cm" svg:height="5.54cm" svg:x="0.673cm" svg:y="1.272cm">
            <text:p/>
          </draw:rect>
          <draw:rect draw:style-name="gr36" draw:text-style-name="P1" draw:layer="layout" svg:width="4.473cm" svg:height="1.589cm" svg:x="0.672cm" svg:y="1.272cm">
            <text:p/>
          </draw:rect>
          <draw:g>
            <draw:path draw:style-name="gr33" draw:text-style-name="P1" draw:layer="layout" svg:width="0.334cm" svg:height="0.126cm" svg:x="2.617cm" svg:y="2.984cm" svg:viewBox="0 0 335 127" svg:d="M0 127c9-25 21-47 37-65 8-10 17-18 27-26 9-8 20-14 31-19 11-6 23-10 35-13s24-4 37-4 26 1 38 4 24 7 35 13c11 5 21 11 31 19s19 16 27 26c15 18 28 40 37 65z">
              <text:p/>
            </draw:path>
            <draw:custom-shape draw:style-name="gr34" draw:text-style-name="P1" draw:layer="layout" svg:width="0.504cm" svg:height="0.479cm" svg:x="2.533cm" svg:y="2.5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7" draw:text-style-name="P3" draw:layer="layout" svg:width="1.953cm" svg:height="0.568cm" svg:x="0.672cm" svg:y="1.844cm">
            <draw:text-box>
              <text:p><text:span text:style-name="T2">Dairy Report</text:span></text:p>
            </draw:text-box>
          </draw:frame>
          <draw:custom-shape draw:style-name="gr38" draw:text-style-name="P1" draw:layer="layout" svg:width="0.976cm" svg:height="0.953cm" svg:x="0.881cm" svg:y="3.229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7" draw:text-style-name="P4" draw:layer="layout" svg:width="3.133cm" svg:height="1.018cm" svg:x="1.967cm" svg:y="3.274cm">
            <draw:text-box>
              <text:p><text:span text:style-name="T3">You can write report with</text:span></text:p>
              <text:p><text:span text:style-name="T3">MARDDOWN.</text:span></text:p>
              <text:p><text:span text:style-name="T3">So, you can report rich</text:span></text:p>
            </draw:text-box>
          </draw:frame>
          <draw:frame draw:style-name="gr37" draw:text-style-name="P4" draw:layer="layout" svg:width="3.133cm" svg:height="0.818cm" svg:x="0.814cm" svg:y="4.264cm">
            <draw:text-box>
              <text:p><text:span text:style-name="T3">and good maintainability document.</text:span></text:p>
              <text:p><text:span text:style-name="T3"/></text:p>
            </draw:text-box>
          </draw:frame>
          <draw:frame draw:style-name="gr37" draw:text-style-name="P4" draw:layer="layout" svg:width="4.126cm" svg:height="0.705cm" svg:x="0.815cm" svg:y="6.017cm">
            <draw:text-box>
              <text:p><text:span text:style-name="T3">Ofcource, you can send report to who joins group</text:span></text:p>
              <text:p><text:span text:style-name="T3">Only</text:span></text:p>
            </draw:text-box>
          </draw:frame>
          <draw:custom-shape draw:style-name="gr39" draw:text-style-name="P1" draw:layer="layout" svg:width="0.953cm" svg:height="0.298cm" svg:x="1.103cm" svg:y="4.79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1.102cm" svg:y="5.06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1.103cm" svg:y="4.79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1.103cm" svg:y="5.06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1.103cm" svg:y="5.34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1.103cm" svg:y="5.60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2.027cm" svg:y="4.79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2.026cm" svg:y="5.06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2.027cm" svg:y="4.79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2.027cm" svg:y="5.06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2.027cm" svg:y="5.34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2.027cm" svg:y="5.60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2.982cm" svg:y="4.79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2.981cm" svg:y="5.06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2.982cm" svg:y="4.79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2.982cm" svg:y="5.06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2.982cm" svg:y="5.34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2.982cm" svg:y="5.606cm">
            <text:p/>
            <draw:enhanced-geometry svg:viewBox="0 0 21600 21600" draw:type="rectangle" draw:enhanced-path="M 0 0 L 21600 0 21600 21600 0 21600 0 0 Z N"/>
          </draw:custom-shape>
        </draw:g>
        <draw:g>
          <draw:rect draw:style-name="gr5" draw:text-style-name="P1" draw:layer="layout" svg:width="4.473cm" svg:height="5.54cm" svg:x="2.785cm" svg:y="2.407cm">
            <text:p/>
          </draw:rect>
          <draw:rect draw:style-name="gr35" draw:text-style-name="P1" draw:layer="layout" svg:width="4.473cm" svg:height="5.54cm" svg:x="2.786cm" svg:y="2.407cm">
            <text:p/>
          </draw:rect>
          <draw:rect draw:style-name="gr36" draw:text-style-name="P1" draw:layer="layout" svg:width="4.473cm" svg:height="1.589cm" svg:x="2.785cm" svg:y="2.407cm">
            <text:p/>
          </draw:rect>
          <draw:g>
            <draw:path draw:style-name="gr33" draw:text-style-name="P1" draw:layer="layout" svg:width="0.334cm" svg:height="0.126cm" svg:x="4.73cm" svg:y="4.119cm" svg:viewBox="0 0 335 127" svg:d="M0 127c9-25 21-47 37-65 8-10 17-18 27-26 9-8 20-14 31-19 11-6 23-10 35-13s24-4 37-4 26 1 38 4 24 7 35 13c11 5 21 11 31 19s19 16 27 26c15 18 28 40 37 65z">
              <text:p/>
            </draw:path>
            <draw:custom-shape draw:style-name="gr34" draw:text-style-name="P1" draw:layer="layout" svg:width="0.504cm" svg:height="0.479cm" svg:x="4.646cm" svg:y="3.6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7" draw:text-style-name="P3" draw:layer="layout" svg:width="1.953cm" svg:height="0.568cm" svg:x="2.785cm" svg:y="2.979cm">
            <draw:text-box>
              <text:p><text:span text:style-name="T2">Dairy Report</text:span></text:p>
            </draw:text-box>
          </draw:frame>
          <draw:custom-shape draw:style-name="gr38" draw:text-style-name="P1" draw:layer="layout" svg:width="0.976cm" svg:height="0.953cm" svg:x="2.994cm" svg:y="4.364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7" draw:text-style-name="P4" draw:layer="layout" svg:width="3.133cm" svg:height="1.018cm" svg:x="4.08cm" svg:y="4.409cm">
            <draw:text-box>
              <text:p><text:span text:style-name="T3">You can write report with</text:span></text:p>
              <text:p><text:span text:style-name="T3">MARDDOWN.</text:span></text:p>
              <text:p><text:span text:style-name="T3">So, you can report rich</text:span></text:p>
            </draw:text-box>
          </draw:frame>
          <draw:frame draw:style-name="gr37" draw:text-style-name="P4" draw:layer="layout" svg:width="3.133cm" svg:height="0.818cm" svg:x="2.927cm" svg:y="5.399cm">
            <draw:text-box>
              <text:p><text:span text:style-name="T3">and good maintainability document.</text:span></text:p>
              <text:p><text:span text:style-name="T3"/></text:p>
            </draw:text-box>
          </draw:frame>
          <draw:frame draw:style-name="gr37" draw:text-style-name="P4" draw:layer="layout" svg:width="4.126cm" svg:height="0.705cm" svg:x="2.928cm" svg:y="7.152cm">
            <draw:text-box>
              <text:p><text:span text:style-name="T3">Ofcource, you can send report to who joins group</text:span></text:p>
              <text:p><text:span text:style-name="T3">Only</text:span></text:p>
            </draw:text-box>
          </draw:frame>
          <draw:custom-shape draw:style-name="gr39" draw:text-style-name="P1" draw:layer="layout" svg:width="0.953cm" svg:height="0.298cm" svg:x="3.216cm" svg:y="5.92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3.215cm" svg:y="6.202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3.216cm" svg:y="5.92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3.216cm" svg:y="6.202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3.216cm" svg:y="6.47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3.216cm" svg:y="6.74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4.14cm" svg:y="5.92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4.139cm" svg:y="6.202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4.14cm" svg:y="5.92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4.14cm" svg:y="6.202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4.14cm" svg:y="6.47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4.14cm" svg:y="6.74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5.095cm" svg:y="5.92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5.094cm" svg:y="6.202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5.095cm" svg:y="5.92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5.095cm" svg:y="6.202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5.095cm" svg:y="6.47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5.095cm" svg:y="6.741cm">
            <text:p/>
            <draw:enhanced-geometry svg:viewBox="0 0 21600 21600" draw:type="rectangle" draw:enhanced-path="M 0 0 L 21600 0 21600 21600 0 21600 0 0 Z N"/>
          </draw:custom-shape>
        </draw:g>
        <draw:g>
          <draw:rect draw:style-name="gr5" draw:text-style-name="P1" draw:layer="layout" svg:width="4.473cm" svg:height="5.54cm" svg:x="4.851cm" svg:y="3.679cm">
            <text:p/>
          </draw:rect>
          <draw:rect draw:style-name="gr35" draw:text-style-name="P1" draw:layer="layout" svg:width="4.473cm" svg:height="5.54cm" svg:x="4.852cm" svg:y="3.679cm">
            <text:p/>
          </draw:rect>
          <draw:rect draw:style-name="gr36" draw:text-style-name="P1" draw:layer="layout" svg:width="4.473cm" svg:height="1.589cm" svg:x="4.851cm" svg:y="3.679cm">
            <text:p/>
          </draw:rect>
          <draw:g>
            <draw:path draw:style-name="gr33" draw:text-style-name="P1" draw:layer="layout" svg:width="0.334cm" svg:height="0.126cm" svg:x="6.796cm" svg:y="5.391cm" svg:viewBox="0 0 335 127" svg:d="M0 127c9-25 21-47 37-65 8-10 17-18 27-26 9-8 20-14 31-19 11-6 23-10 35-13s24-4 37-4 26 1 38 4 24 7 35 13c11 5 21 11 31 19s19 16 27 26c15 18 28 40 37 65z">
              <text:p/>
            </draw:path>
            <draw:custom-shape draw:style-name="gr34" draw:text-style-name="P1" draw:layer="layout" svg:width="0.504cm" svg:height="0.479cm" svg:x="6.712cm" svg:y="4.9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7" draw:text-style-name="P3" draw:layer="layout" svg:width="1.953cm" svg:height="0.568cm" svg:x="4.851cm" svg:y="4.251cm">
            <draw:text-box>
              <text:p><text:span text:style-name="T2">Dairy Report</text:span></text:p>
            </draw:text-box>
          </draw:frame>
          <draw:custom-shape draw:style-name="gr38" draw:text-style-name="P1" draw:layer="layout" svg:width="0.976cm" svg:height="0.953cm" svg:x="5.06cm" svg:y="5.636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7" draw:text-style-name="P4" draw:layer="layout" svg:width="3.133cm" svg:height="1.018cm" svg:x="6.146cm" svg:y="5.681cm">
            <draw:text-box>
              <text:p><text:span text:style-name="T3">You can write report with</text:span></text:p>
              <text:p><text:span text:style-name="T3">MARDDOWN.</text:span></text:p>
              <text:p><text:span text:style-name="T3">So, you can report rich</text:span></text:p>
            </draw:text-box>
          </draw:frame>
          <draw:frame draw:style-name="gr37" draw:text-style-name="P4" draw:layer="layout" svg:width="3.133cm" svg:height="0.818cm" svg:x="4.993cm" svg:y="6.671cm">
            <draw:text-box>
              <text:p><text:span text:style-name="T3">and good maintainability document.</text:span></text:p>
              <text:p><text:span text:style-name="T3"/></text:p>
            </draw:text-box>
          </draw:frame>
          <draw:frame draw:style-name="gr37" draw:text-style-name="P4" draw:layer="layout" svg:width="4.126cm" svg:height="0.705cm" svg:x="4.994cm" svg:y="8.424cm">
            <draw:text-box>
              <text:p><text:span text:style-name="T3">Ofcource, you can send report to who joins group</text:span></text:p>
              <text:p><text:span text:style-name="T3">Only</text:span></text:p>
            </draw:text-box>
          </draw:frame>
          <draw:custom-shape draw:style-name="gr39" draw:text-style-name="P1" draw:layer="layout" svg:width="0.953cm" svg:height="0.298cm" svg:x="5.282cm" svg:y="7.19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5.281cm" svg:y="7.47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5.282cm" svg:y="7.19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5.282cm" svg:y="7.47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5.282cm" svg:y="7.75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5.282cm" svg:y="8.01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6.206cm" svg:y="7.19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6.205cm" svg:y="7.47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6.206cm" svg:y="7.19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6.206cm" svg:y="7.47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6.206cm" svg:y="7.75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6.206cm" svg:y="8.01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7.161cm" svg:y="7.19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7.16cm" svg:y="7.47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7.161cm" svg:y="7.19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7.161cm" svg:y="7.47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7.161cm" svg:y="7.75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7.161cm" svg:y="8.013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05T20:10:20</meta:creation-date>
    <dc:date>2016-01-15T04:40:01</dc:date>
    <meta:editing-duration>P3DT6H8M44S</meta:editing-duration>
    <meta:editing-cycles>26</meta:editing-cycles>
    <meta:generator>OpenOffice/4.1.0$Unix OpenOffice.org_project/410m18$Build-9764</meta:generator>
    <meta:document-statistic meta:object-count="503"/>
  </office:meta>
</office:document-meta>
</file>